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Fragment.setScore(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ragment.getFrag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ragment.follows( TextFragme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ra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ragment.TextFragment( StringBuffer markedUpText , int textStartPos , int frag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Fragment.merge( TextFragment fra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Fragment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